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itialized empty Git repository in /home/daitq1998/rit/.git/</text:p>
      <text:p text:style-name="Standard">daitq1998@daitq1998-Precision-M4600:~/rit$ git status</text:p>
      <text:p text:style-name="Standard">On branch master</text:p>
      <text:p text:style-name="Standard"/>
      <text:p text:style-name="Standard">No commits yet</text:p>
      <text:p text:style-name="Standard"/>
      <text:p text:style-name="Standard">Untracked files:</text:p>
      <text:p text:style-name="Standard"><text:s text:c="2"/>(use "git add &lt;file&gt;..." to include in what will be committed)</text:p>
      <text:p text:style-name="Standard"/>
      <text:p text:style-name="Standard"><text:tab/>@daitq1998 Note linux basic/</text:p>
      <text:p text:style-name="Standard"/>
      <text:p text:style-name="Standard">nothing added to commit but untracked files present (use "git add" to track)</text:p>
      <text:p text:style-name="Standard">daitq1998@daitq1998-Precision-M4600:~/rit$ git add .</text:p>
      <text:p text:style-name="Standard">daitq1998@daitq1998-Precision-M4600:~/rit$ git status</text:p>
      <text:p text:style-name="Standard">On branch master</text:p>
      <text:p text:style-name="Standard"/>
      <text:p text:style-name="Standard">No commits yet</text:p>
      <text:p text:style-name="Standard"/>
      <text:p text:style-name="Standard">Changes to be committed:</text:p>
      <text:p text:style-name="Standard"><text:s text:c="2"/>(use "git rm --cached &lt;file&gt;..." to unstage)</text:p>
      <text:p text:style-name="Standard"/>
      <text:p text:style-name="Standard"><text:tab/>new file: <text:s text:c="2"/>@daitq1998 Note linux basic/Note Linux basic.md</text:p>
      <text:p text:style-name="Standard"><text:tab/>new file: <text:s text:c="2"/>@daitq1998 Note linux basic/Note Mount and <text:s/>.md</text:p>
      <text:p text:style-name="Standard"><text:tab/>new file: <text:s text:c="2"/>@daitq1998 Note linux basic/Note manage file and files.md</text:p>
      <text:p text:style-name="Standard"><text:tab/>new file: <text:s text:c="2"/>@daitq1998 Note linux basic/Note manage processes.md</text:p>
      <text:p text:style-name="Standard"><text:tab/>new file: <text:s text:c="2"/>@daitq1998 Note linux basic/Note manage software.md</text:p>
      <text:p text:style-name="Standard"/>
      <text:p text:style-name="Standard">daitq1998@daitq1998-Precision-M4600:~/rit$ git commit -m "initial commit"</text:p>
      <text:p text:style-name="Standard"/>
      <text:p text:style-name="Standard">*** Please tell me who you are.</text:p>
      <text:p text:style-name="Standard"/>
      <text:p text:style-name="Standard">Run</text:p>
      <text:p text:style-name="Standard"/>
      <text:p text:style-name="Standard"><text:s text:c="2"/>git config --global user.email "you@example.com"</text:p>
      <text:p text:style-name="Standard"><text:s text:c="2"/>git config --global user.name "Your Name"</text:p>
      <text:p text:style-name="Standard"/>
      <text:p text:style-name="Standard">to set your account's default identity.</text:p>
      <text:p text:style-name="Standard">Omit --global to set the identity only in this repository.</text:p>
      <text:p text:style-name="Standard"/>
      <text:p text:style-name="Standard">fatal: unable to auto-detect email address (got 'daitq1998@daitq1998-Precision-M4600.(none)')</text:p>
      <text:p text:style-name="Standard">daitq1998@daitq1998-Precision-M4600:~/rit$ git remote add </text:p>
      <text:p text:style-name="Standard">@daitq1998 Note linux basic/ .git/</text:p>
      <text:p text:style-name="Standard">daitq1998@daitq1998-Precision-M4600:~/rit$ git remote add orgin https://github.com/bizflycloud/internship-0719.git</text:p>
      <text:p text:style-name="Standard">daitq1998@daitq1998-Precision-M4600:~/rit$ git push origin master</text:p>
      <text:p text:style-name="Standard">error: src refspec master does not match any.</text:p>
      <text:p text:style-name="Standard">error: failed to push some refs to 'origin'</text:p>
      <text:p text:style-name="Standard">daitq1998@daitq1998-Precision-M4600:~/rit$ git commit -m "initial commit"</text:p>
      <text:p text:style-name="Standard"/>
      <text:p text:style-name="Standard">*** Please tell me who you are.</text:p>
      <text:p text:style-name="Standard"/>
      <text:p text:style-name="Standard">Run</text:p>
      <text:p text:style-name="Standard"><text:soft-page-break/></text:p>
      <text:p text:style-name="Standard"><text:s text:c="2"/>git config --global user.email "you@example.com"</text:p>
      <text:p text:style-name="Standard"><text:s text:c="2"/>git config --global user.name "Your Name"</text:p>
      <text:p text:style-name="Standard"/>
      <text:p text:style-name="Standard">to set your account's default identity.</text:p>
      <text:p text:style-name="Standard">Omit --global to set the identity only in this repository.</text:p>
      <text:p text:style-name="Standard"/>
      <text:p text:style-name="Standard">fatal: unable to auto-detect email address (got 'daitq1998@daitq1998-Precision-M4600.(none)')</text:p>
      <text:p text:style-name="Standard">daitq1998@daitq1998-Precision-M4600:~/rit$ git config --global user.email "daitq1998@gmail.com"</text:p>
      <text:p text:style-name="Standard">daitq1998@daitq1998-Precision-M4600:~/rit$ git commit -m "initial commit"</text:p>
      <text:p text:style-name="Standard">[master (root-commit) 3c2e6b1] initial commit</text:p>
      <text:p text:style-name="Standard"><text:s/>5 files changed, 351 insertions(+)</text:p>
      <text:p text:style-name="Standard"><text:s/>create mode 100644 @daitq1998 Note linux basic/Note Linux basic.md</text:p>
      <text:p text:style-name="Standard"><text:s/>create mode 100644 @daitq1998 Note linux basic/Note Mount and <text:s/>.md</text:p>
      <text:p text:style-name="Standard"><text:s/>create mode 100644 @daitq1998 Note linux basic/Note manage file and files.md</text:p>
      <text:p text:style-name="Standard"><text:s/>create mode 100644 @daitq1998 Note linux basic/Note manage processes.md</text:p>
      <text:p text:style-name="Standard"><text:s/>create mode 100644 @daitq1998 Note linux basic/Note manage software.md</text:p>
      <text:p text:style-name="Standard">daitq1998@daitq1998-Precision-M4600:~/rit$ git push origin master</text:p>
      <text:p text:style-name="Standard">fatal: 'origin' does not appear to be a git repository</text:p>
      <text:p text:style-name="Standard">fatal: Could not read from remote repository.</text:p>
      <text:p text:style-name="Standard"/>
      <text:p text:style-name="Standard">Please make sure you have the correct access rights</text:p>
      <text:p text:style-name="Standard">and the repository exists.</text:p>
      <text:p text:style-name="Standard">daitq1998@daitq1998-Precision-M4600:~/rit$ git remote add orgin https://github.com/bizflycloud/internship-0719.git</text:p>
      <text:p text:style-name="Standard">fatal: remote orgin already exists.</text:p>
      <text:p text:style-name="Standard">daitq1998@daitq1998-Precision-M4600:~/rit$ git push origin master</text:p>
      <text:p text:style-name="Standard">fatal: 'origin' does not appear to be a git repository</text:p>
      <text:p text:style-name="Standard">fatal: Could not read from remote repository.</text:p>
      <text:p text:style-name="Standard"/>
      <text:p text:style-name="Standard">Please make sure you have the correct access rights</text:p>
      <text:p text:style-name="Standard">and the repository exists.</text:p>
      <text:p text:style-name="Standard">daitq1998@daitq1998-Precision-M4600:~/rit$ git push internship-0719 master</text:p>
      <text:p text:style-name="Standard">fatal: 'internship-0719' does not appear to be a git repository</text:p>
      <text:p text:style-name="Standard">fatal: Could not read from remote repository.</text:p>
      <text:p text:style-name="Standard"/>
      <text:p text:style-name="Standard">Please make sure you have the correct access rights</text:p>
      <text:p text:style-name="Standard">and the repository exists.</text:p>
      <text:p text:style-name="Standard">daitq1998@daitq1998-Precision-M4600:~/rit$ git clone https://github.com/bizflycloud/internship-0719.git</text:p>
      <text:p text:style-name="Standard">Cloning into 'internship-0719'...</text:p>
      <text:p text:style-name="Standard">remote: Enumerating objects: 65, done.</text:p>
      <text:p text:style-name="Standard">remote: Counting objects: 100% (65/65), done.</text:p>
      <text:p text:style-name="Standard">remote: Compressing objects: 100% (51/51), done.</text:p>
      <text:p text:style-name="Standard">remote: Total 65 (delta 24), reused 10 (delta 0), pack-reused 0</text:p>
      <text:p text:style-name="Standard">Unpacking objects: 100% (65/65), done.</text:p>
      <text:p text:style-name="Standard">daitq1998@daitq1998-Precision-M4600:~/rit$ cd </text:p>
      <text:p text:style-name="Standard">.git/ <text:s text:c="11"/>internship-0719/ </text:p>
      <text:p text:style-name="Standard">daitq1998@daitq1998-Precision-M4600:~/rit$ cd </text:p>
      <text:p text:style-name="Standard">.git/ <text:s text:c="11"/>internship-0719/ </text:p>
      <text:p text:style-name="Standard">daitq1998@daitq1998-Precision-M4600:~/rit$ cd </text:p>
      <text:p text:style-name="Standard"><text:soft-page-break/>.git/ <text:s text:c="11"/>internship-0719/ </text:p>
      <text:p text:style-name="Standard">daitq1998@daitq1998-Precision-M4600:~/rit$ cd </text:p>
      <text:p text:style-name="Standard">.git/ <text:s text:c="11"/>internship-0719/ </text:p>
      <text:p text:style-name="Standard">daitq1998@daitq1998-Precision-M4600:~/rit$ cd internship-0719/</text:p>
      <text:p text:style-name="Standard">daitq1998@daitq1998-Precision-M4600:~/rit/internship-0719$ mkdir daitq1998</text:p>
      <text:p text:style-name="Standard">daitq1998@daitq1998-Precision-M4600:~/rit/internship-0719$ git push origin master </text:p>
      <text:p text:style-name="Standard">Username for 'https://github.com': daitq1998@gmail.com</text:p>
      <text:p text:style-name="Standard">Password for 'https://daitq1998@gmail.com@github.com': </text:p>
      <text:p text:style-name="Standard"/>
      <text:p text:style-name="Standard"/>
      <text:p text:style-name="Standard">remote: Invalid username or password.</text:p>
      <text:p text:style-name="Standard">fatal: Authentication failed for 'https://github.com/bizflycloud/internship-0719.git/'</text:p>
      <text:p text:style-name="Standard">daitq1998@daitq1998-Precision-M4600:~/rit/internship-0719$ </text:p>
      <text:p text:style-name="Standard">daitq1998@daitq1998-Precision-M4600:~/rit/internship-0719$ </text:p>
      <text:p text:style-name="Standard">daitq1998@daitq1998-Precision-M4600:~/rit/internship-0719$ </text:p>
      <text:p text:style-name="Standard">daitq1998@daitq1998-Precision-M4600:~/rit/internship-0719$ </text:p>
      <text:p text:style-name="Standard">daitq1998@daitq1998-Precision-M4600:~/rit/internship-0719$ git push origin master </text:p>
      <text:p text:style-name="Standard">Username for 'https://github.com': daitq1998@gmail.com</text:p>
      <text:p text:style-name="Standard">Password for 'https://daitq1998@gmail.com@github.com': </text:p>
      <text:p text:style-name="Standard">remote: Invalid username or password.</text:p>
      <text:p text:style-name="Standard">fatal: Authentication failed for 'https://github.com/bizflycloud/internship-0719.git/'</text:p>
      <text:p text:style-name="Standard">daitq1998@daitq1998-Precision-M4600:~/rit/internship-0719$ git push origin master </text:p>
      <text:p text:style-name="Standard">Username for 'https://github.com': daitq1998</text:p>
      <text:p text:style-name="Standard">Password for 'https://daitq1998@github.com': </text:p>
      <text:p text:style-name="Standard">remote: Invalid username or password.</text:p>
      <text:p text:style-name="Standard">fatal: Authentication failed for 'https://github.com/bizflycloud/internship-0719.git/'</text:p>
      <text:p text:style-name="Standard">daitq1998@daitq1998-Precision-M4600:~/rit/internship-0719$ git push origin master </text:p>
      <text:p text:style-name="Standard">Username for 'https://github.com': daitq1998</text:p>
      <text:p text:style-name="Standard">Password for 'https://daitq1998@github.com': </text:p>
      <text:p text:style-name="Standard">Everything up-to-date</text:p>
      <text:p text:style-name="Standard">daitq1998@daitq1998-Precision-M4600:~/rit/internship-0719$ git status</text:p>
      <text:p text:style-name="Standard">On branch master</text:p>
      <text:p text:style-name="Standard">Your branch is up to date with 'origin/master'.</text:p>
      <text:p text:style-name="Standard"/>
      <text:p text:style-name="Standard">Untracked files:</text:p>
      <text:p text:style-name="Standard"><text:s text:c="2"/>(use "git add &lt;file&gt;..." to include in what will be committed)</text:p>
      <text:p text:style-name="Standard"/>
      <text:p text:style-name="Standard"><text:tab/>daitq1998/</text:p>
      <text:p text:style-name="Standard"/>
      <text:p text:style-name="Standard">nothing added to commit but untracked files present (use "git add" to track)</text:p>
      <text:p text:style-name="Standard">daitq1998@daitq1998-Precision-M4600:~/rit/internship-0719$ git add .</text:p>
      <text:p text:style-name="Standard">daitq1998@daitq1998-Precision-M4600:~/rit/internship-0719$ git status</text:p>
      <text:p text:style-name="Standard">On branch master</text:p>
      <text:p text:style-name="Standard">Your branch is up to date with 'origin/master'.</text:p>
      <text:p text:style-name="Standard"/>
      <text:p text:style-name="Standard">Changes to be committed:</text:p>
      <text:p text:style-name="Standard"><text:s text:c="2"/>(use "git reset HEAD &lt;file&gt;..." to unstage)</text:p>
      <text:p text:style-name="Standard"/>
      <text:p text:style-name="Standard"><text:tab/>new file: <text:s text:c="2"/>daitq1998/Note Linux basic.md</text:p>
      <text:p text:style-name="Standard"><text:tab/>new file: <text:s text:c="2"/>daitq1998/Note Mount and <text:s/>.md</text:p>
      <text:p text:style-name="Standard"><text:tab/>new file: <text:s text:c="2"/>daitq1998/Note manage file and files.md</text:p>
      <text:p text:style-name="Standard"><text:tab/>new file: <text:s text:c="2"/>daitq1998/Note manage processes.md</text:p>
      <text:p text:style-name="Standard"><text:soft-page-break/><text:tab/>new file: <text:s text:c="2"/>daitq1998/Note manage software.md</text:p>
      <text:p text:style-name="Standard"/>
      <text:p text:style-name="Standard">daitq1998@daitq1998-Precision-M4600:~/rit/internship-0719$ git commit -m "initial commit"</text:p>
      <text:p text:style-name="Standard">[master c4296f2] initial commit</text:p>
      <text:p text:style-name="Standard"><text:s/>5 files changed, 351 insertions(+)</text:p>
      <text:p text:style-name="Standard"><text:s/>create mode 100644 daitq1998/Note Linux basic.md</text:p>
      <text:p text:style-name="Standard"><text:s/>create mode 100644 daitq1998/Note Mount and <text:s/>.md</text:p>
      <text:p text:style-name="Standard"><text:s/>create mode 100644 daitq1998/Note manage file and files.md</text:p>
      <text:p text:style-name="Standard"><text:s/>create mode 100644 daitq1998/Note manage processes.md</text:p>
      <text:p text:style-name="Standard"><text:s/>create mode 100644 daitq1998/Note manage software.md</text:p>
      <text:p text:style-name="Standard">daitq1998@daitq1998-Precision-M4600:~/rit/internship-0719$ git push origin master</text:p>
      <text:p text:style-name="Standard">Username for 'https://github.com': daitq1998</text:p>
      <text:p text:style-name="Standard">Password for 'https://daitq1998@github.com': </text:p>
      <text:p text:style-name="Standard">Counting objects: 8, done.</text:p>
      <text:p text:style-name="Standard">Delta compression using up to 8 threads.</text:p>
      <text:p text:style-name="Standard">Compressing objects: 100% (8/8), done.</text:p>
      <text:p text:style-name="Standard">Writing objects: 100% (8/8), 8.66 KiB | 1.44 MiB/s, done.</text:p>
      <text:p text:style-name="Standard">Total 8 (delta 0), reused 0 (delta 0)</text:p>
      <text:p text:style-name="Standard">To https://github.com/bizflycloud/internship-0719.git</text:p>
      <text:p text:style-name="Standard"><text:s text:c="3"/>2fd2107..c4296f2 <text:s/>master -&gt; master</text:p>
      <text:p text:style-name="Standard">daitq1998@daitq1998-Precision-M4600:~/rit/internship-0719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8T17:32:20.146060055</meta:creation-date>
    <dc:date>2019-08-08T17:32:42.083712122</dc:date>
    <meta:editing-duration>PT22S</meta:editing-duration>
    <meta:editing-cycles>1</meta:editing-cycles>
    <meta:document-statistic meta:table-count="0" meta:image-count="0" meta:object-count="0" meta:page-count="4" meta:paragraph-count="144" meta:word-count="785" meta:character-count="7391" meta:non-whitespace-character-count="6623"/>
    <meta:generator>LibreOffice/6.0.7.3$Linux_X86_64 LibreOffice_project/00m0$Build-3</meta:generator>
  </office:meta>
</office:document-meta>
</file>